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2052f" officeooo:paragraph-rsid="000205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sole log tem a função de exibir mensagens no console do navegador, console sendo um objeto possui um método chamado log, que recebe como parâmetro componentes que se tornarão uma mensagem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12T21:07:49.294000000</dc:date>
    <meta:editing-duration>PT10M35S</meta:editing-duration>
    <meta:editing-cycles>2</meta:editing-cycles>
    <meta:generator>LibreOffice/7.3.3.2$Windows_X86_64 LibreOffice_project/d1d0ea68f081ee2800a922cac8f79445e4603348</meta:generator>
    <meta:document-statistic meta:table-count="0" meta:image-count="0" meta:object-count="0" meta:page-count="1" meta:paragraph-count="1" meta:word-count="31" meta:character-count="191" meta:non-whitespace-character-count="161"/>
  </office:meta>
</office:document-meta>
</file>